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zena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rrabauro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untzauro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orauro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rrabisu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arrasu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uskesu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rtoka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udaroka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anktoka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elddo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uxko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ixleta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eldorratz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pan text:style-name="T1">Kuxkr</text:span>atz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iztorratz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txu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ta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andi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Arrattipi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raraso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xolkar 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xoldur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Egu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Tximag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Ortzang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Hondilo 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Hondafla 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ikden (eme)</text:p>
          </table:table-cell>
          <table:table-cell office:value-type="string" calcext:value-type="string">
            <text:p>Nidoran-F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ikdeme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ikderregi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ikden (ar)</text:p>
          </table:table-cell>
          <table:table-cell office:value-type="string" calcext:value-type="string">
            <text:p>Nidoran-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ikdar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ikderrege 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Maitonu 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Maidoinu 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Azerei 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zeratzi 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beluxe 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belurol 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Sakzar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akzandi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eddar 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rats 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rendi 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Bizkroi 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Bizkrektu 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arzoi 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itzoi 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Sata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Satiru 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uru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iamau 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Ahaturre 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hapsi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Eromino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Tximinati 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Txakain 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Zakuzain 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pabu 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parubil 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Apamin 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Bagapsi 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igapsi 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igapsi 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Besindar 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Osindar 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Txapindar 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anpimu 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npitxar 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anpanker 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Marmoi 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Marmil 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rki 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ertsarri 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Golaitz 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Pottu 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darbu 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Motemon 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Motutar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Magne 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gniru 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Basahate </text:p>
          </table:table-cell>
          <table:table-cell office:value-type="string" calcext:value-type="string">
            <text:p>Farfetchd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Dodobi 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Dodiru 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Itsor 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Ihinitsor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Honaki 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Hondutzi 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xirlo 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Ostanke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Gaski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Ehitzal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Sugaitz 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martz 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Harnosi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ramo 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ramuru 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lebola 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Elekfera 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Sehazi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okondutzi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Hezum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askuin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untikada 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unbilkada 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Mihiluze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Gazoitsu 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Bigazoitsu 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Errinotxu 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Errinomen 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ukori 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Jenblar /yenblar/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angru 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Itsaldi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Hipogoi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Urrai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Nagurrain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Itsizar 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Izarritx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Pertimo </text:p>
          </table:table-cell>
          <table:table-cell office:value-type="string" calcext:value-type="string">
            <text:p>Mr-Mime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Dairro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iraltz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Eletsona 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gmate 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Matxardo 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Zendar 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oiain 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Urensuge 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untzira 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opimun 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Ebolu 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Lurrun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B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G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Origono 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Omanite 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Omazar 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Tribite 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ribitandi 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Axedaktilo 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Lasaimun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Batartik 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Binar 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Higar 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Herepi 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Herenairo 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Dradari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Bimau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Edazi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Ereinozto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eganio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Sukino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rilab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Tifosu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ropi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Barakroko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Ankroku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Huddu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Hudusi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Hontti 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Gauntz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Maringo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rkorri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Armu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Armirmu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Ixaguzar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Arragi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Itsargi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Txig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Mattu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Abexe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Erpio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Erpita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sita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istori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Elarddi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oltardi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Anpardi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Edelore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Sagur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Naguragu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izaitz 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Igeligin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Hegazi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Lorarin 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otogan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Txisku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Ekazi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Ekire 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Bruntzi 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Axote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Axogira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sik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Itzal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Belau 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oturu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Amexto 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Psizki 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Puximun 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Jirafarij 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erba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Gotsektu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Aizmun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Xurpioi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etuge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ikur 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Hanmaikur 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Puxain 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Hagorro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Lanpol 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Herkulardo 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Erbipur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Harki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Hartai 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Bagma 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gmaskilo 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Urdotz 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Basurdotz 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oratxi 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Eramero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Tankarro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Txopari 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Itsoihal 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Hegairu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Ehik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Sulekur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Itsalgoi 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Efanki 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Elefortz 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Origono2 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Oredar 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Markur 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Txiurri 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uneira 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Musume 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Elekume 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gume 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Tankehi 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Zorizain 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Txigre 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Garkur 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Uhuntz 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Larbaitz 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uzkaitz 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Tiranaitz 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Zilde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Urrix 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Denaia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Zugek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Zuhasti 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Basarrasti 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Txirta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Errekuzti 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Sutezti 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Axopi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Buslote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Aintzote 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Umiena 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Gogiena 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Sigisatxe 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rratxe 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Belgatz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usta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Lilureta 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Honku 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Hauxiko 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Lotela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appai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Hazkur 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Ezkimu 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Tenmetz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Enapi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Enandi 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ajo 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Pelitain 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Trasla 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number-columns-repeated="2"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Aingesle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Zingorri 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Eurits 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Onddu 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Perreka 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Nalfer 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Indalfer 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Nagisi 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Larbitxar 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Txinja 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unja 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Xurla 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Garragor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Zaratanda 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Makux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Nagumo 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Lasgu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gnedur 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atipi 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atapain 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Habimur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Zepautz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Burtzi 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Hezurdin 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Nagurdin 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Medume 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Medeldun 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Elakur 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Tximkur 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Batxi 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etxi 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Bolardo 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Argardo 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Arroden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Urdaipi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Irenoro 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Piragina 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Torpaz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alume 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Balusi 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Sumelu 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Gamelaba 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Dorkatz 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Malgurde 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Misturde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Panbio 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Inurroi 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Dardarba 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Burrungoi 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aktu 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aktilun 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otori 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origoi 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Mangorr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Larrage 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Ilargaitz 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Eguzkaitz 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Barbu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Lurriluru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Ibamarro 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Lardamarro 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Loina 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Lurpina 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Lidale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Hondili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Anomaitz 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Anodura 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Lopi 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Urgeder 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Eguro 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amasti 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Itzilo 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Madarilo 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Garemu 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Tartamu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Tropiuro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Txanglun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Puxume 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Elupotx 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Tusotz 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Fokobil 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Itsoi 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Mortsoi 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Altor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Ehiztan 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Edersal 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Erlikanto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Maitisku 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Umoi 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Oskoi 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Eragoi 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Haltra 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Magnedin 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Metagrutz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Erregaitz 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Erregotz 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Erregurdin 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Drazan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Drazak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Erregarta 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Lurdar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Ortzuge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Nahizar 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Adenu</text:p>
          </table:table-cell>
          <table:table-cell office:value-type="string" calcext:value-type="string">
            <text:p>Deoxys-Normal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Dormu 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Zuhamoka 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Lurtoka 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Garmu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Tximisu 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Sutemino 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Pingur 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Printzino 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Enperino 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Abazo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Abazti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Abazpari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astu 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astupel 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lpi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lkoinu 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Diroi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Argehoi 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Leholantz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osa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Mozorrosa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Grezur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Harreitz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Baxki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otoraitz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Poltsar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Parreme</text:p>
          </table:table-cell>
          <table:table-cell office:value-type="string" calcext:value-type="string">
            <text:p>Wormadam-Plan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Sitsar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onbl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Erlegi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Mizpi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Buido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Floelido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Grez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Grelore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Maskobe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Barauro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Biskumu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Mamika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Puxamu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Unpi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Belatxi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Amextagia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Belgusi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Xarmau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Urrumizkin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Txilintz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Mokeru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Tankeru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Bronil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Bronpai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Bozun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Haurmo</text:p>
          </table:table-cell>
          <table:table-cell office:value-type="string" calcext:value-type="string">
            <text:p>Mime-Jr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Zoripi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Mintzoro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Hiluma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Driki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Dragiki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Dragilur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Jato /yato/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Xau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Lukaru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Hipopota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Hipopondi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Eskor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Drapioi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lokin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Toxiklo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Harjandare /haryandare/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Arr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Argarr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Umitsal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Izelu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Eluzeti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Erbizto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Magnegu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Mihimili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Errinusi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Nagenblar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Eletsabl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Magmartero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Erpazteru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Bruntz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Host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Izotz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Xurpitza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Mamotz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Origono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Gudesl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Ipordur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Tartilun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Androtz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Plasmu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Jaite /yaite/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Emoio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Drante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Pergoi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Bergor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Erregaldoi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iratina-Altered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Igor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Itseru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Matseru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Iluzto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ritzi</text:p>
          </table:table-cell>
          <table:table-cell office:value-type="string" calcext:value-type="string">
            <text:p>Shaymin-Land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Jinku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Garabar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Suguntz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Sugantz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Sugasobe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Epurde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Urdutz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Suturde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uraba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Bimaru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Samuraba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Mugu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Mugole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Territxo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Artzerr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rtzarrier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atü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einbar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Bedimu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Bedimino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Errimu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Errimino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Urmu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Urmino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Tapiko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Tamejale /tameyale/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Uskum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asuso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Naudeso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Txibra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Zelkargi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Harp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Meaztarri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Erraldarri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Biuzar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Bihokzar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Zuldo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Hondeator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Audari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Egube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Altzabe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Zementabe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Zapots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Taupel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Ganbogelur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Egorren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Jaurren /yaurren/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Ziolki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Hosku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Hosuragin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Pozango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Gurpizango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Eskolpango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otto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otelfo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Oslar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Ostarlar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Lupidari</text:p>
          </table:table-cell>
          <table:table-cell office:value-type="string" calcext:value-type="string">
            <text:p>Basculin-Red-Striped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rokondar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rokomaitz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rokoiztur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Drum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Darungotan</text:p>
          </table:table-cell>
          <table:table-cell office:value-type="string" calcext:value-type="string">
            <text:p>Darmanitan-Standard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Maraktu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Ermittu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Ermitelu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Borker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ormalker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Siglifo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Mozio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Sarkorio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Ostok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Oskasertz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Antziego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Poltzama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Zabirats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Azeki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Azelun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Txintz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Txintxarma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Gotume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Goterabe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Goteldu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Zelbat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Zelbikoi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Sinbio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Ahaki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Beltxari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Izozk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Izozkiegi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zozkuxu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Orerta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Zurtein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Elertxi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Zartardo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Lantzardo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Onddola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Amanola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Parpoka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Marmore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Maitalo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Boltin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Bol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Burdazi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Intxurdi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number-columns-repeated="2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number-columns-repeated="2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number-columns-repeated="2"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Arr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Aingoltio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Aingektro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Tralur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Muntralur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andeita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Orgihen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Ganderamu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Horgoi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Xargoi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Aizorgoi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Usartz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Hartiko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Izometri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Barkol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Ninbizkilo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Erbifu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Erbix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Dragogor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Golki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Goldoi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atanoi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atanari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Iddake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Arrame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Gudano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Saime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Nagusai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Hartinuro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Inairu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Higat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Higobi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Hidragiru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Larlab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Sumits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obaldu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Lugosidu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Esmeldu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Tornadus-Incarnate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Boltolo</text:p>
          </table:table-cell>
          <table:table-cell office:value-type="string" calcext:value-type="string">
            <text:p>Thundurus-Incarnate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Errexiro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Zalkuro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Lurrolo</text:p>
          </table:table-cell>
          <table:table-cell office:value-type="string" calcext:value-type="string">
            <text:p>Landorus-Incarnate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Hoztoro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eldun</text:p>
          </table:table-cell>
          <table:table-cell office:value-type="string" calcext:value-type="string">
            <text:p>Keldeo-Ordinary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Meluzi</text:p>
          </table:table-cell>
          <table:table-cell office:value-type="string" calcext:value-type="string">
            <text:p>Meloetta-Aria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Gentsektu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bebe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Male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Shield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Average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Average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Baile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day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olo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e-Null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-Meteor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Disguised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Koko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Lele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Bulu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Fini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rfetchd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Rime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Ice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Male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Full-Belly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Male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Incarnate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Male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Four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Green-Plumage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Zero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Curly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wo-Segment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t-Tusk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ream-Tail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te-Bonnet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utter-Mane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ther-Wing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-Shocks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reads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undle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Hands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Jugulis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Moth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horns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aring-Moon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Valiant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lking-Wake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Leaves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pplin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chageist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cha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idogi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nkidori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zandipiti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haludon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ydrapple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ging-Fire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ging-Bolt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oulder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Crown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charunt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Attack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Defense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Speed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Sandy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Trash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ymin-Sky</text:p>
          </table:table-cell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ratina-Origin</text:p>
          </table:table-cell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Heat</text:p>
          </table:table-cell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Wash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rost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an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Mow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unny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Rainy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nowy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Blue-Striped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Zen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oetta-Pirouette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nadus-Therian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undurus-Therian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ndorus-Therian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Black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White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eldeo-Resolute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Female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Blade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mall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Large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uper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mall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Large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uper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Mega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X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Y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Mega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akazam-Mega</text:p>
          </table:table-cell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Mega</text:p>
          </table:table-cell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ngaskhan-Mega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sir-Mega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yarados-Mega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rodactyl-Mega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X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Y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pharos-Mega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izor-Mega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racross-Mega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oom-Mega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itar-Mega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ziken-Mega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devoir-Mega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wile-Mega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ggron-Mega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dicham-Mega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nectric-Mega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ette-Mega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sol-Mega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chomp-Mega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cario-Mega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omasnow-Mega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-Eternal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as-Mega</text:p>
          </table:table-cell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os-Mega</text:p>
          </table:table-cell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ampert-Mega</text:p>
          </table:table-cell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eptile-Mega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bleye-Mega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taria-Mega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llade-Mega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dino-Mega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rpedo-Mega</text:p>
          </table:table-cell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Mega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lix-Mega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eot-Mega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lie-Mega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-Mega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gross-Mega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ogre-Primal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udon-Primal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yquaza-Mega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Rock-Star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Belle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op-Star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hd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Libre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Cosplay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-Unbound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merupt-Mega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punny-Mega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mence-Mega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edrill-Mega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tata-Alola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Alola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Totem-Alola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Original-Cap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Hoenn-Cap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innoh-Cap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Unova-Cap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Kalos-Cap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Alola-Cap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ichu-Alola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hrew-Alola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lash-Alola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ulpix-Alola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netales-Alola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lett-Alola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gtrio-Alola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Alola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sian-Alola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odude-Alola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veler-Alola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em-Alola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er-Alola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k-Alola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xeggutor-Alola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Alola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Battle-Bond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Ash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-Power-Construct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-Power-Construct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Complete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-Tote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-Tote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om-Po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au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Sensu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night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chool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-Tote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-Tote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-Meteor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-Meteor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-Meteor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-Meteor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-Meteor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-Meteor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Busted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Disguised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Busted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-Tote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-Original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artner-Cap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Tote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-Tote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-Own-Tempo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Dusk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-Tote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-Tote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usk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awn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Ultra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tarter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Starter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World-Cap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alar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nyta-Galar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pidash-Galar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poke-Galar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Galar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fetchd-Galar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ezing-Galar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Mime-Galar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ticuno-Galar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pdos-Galar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ltres-Galar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king-Galar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sola-Galar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igzagoon-Galar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noone-Galar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umaka-Galar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Standard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Zen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ask-Galar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nfisk-Galar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ulping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orging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Noice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Female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Hangry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-Crowned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-Crowned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-Eternamax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-Dada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Ice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Shadow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Gmax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Gmax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Gmax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tterfree-Gmax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Gmax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max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amp-Gmax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Gmax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ler-Gmax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ras-Gmax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Gmax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rlax-Gmax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bodor-Gmax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-Gmax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-Gmax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-Gmax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-Gmax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-Gmax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-Gmax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-Gmax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-Gmax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-Gmax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-Gmax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-Gmax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-Gmax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-Gmax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-Gmax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-Gmax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-Gmax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-Gmax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-Gmax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-Gmax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-Gmax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-Gmax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wlithe-Hisui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anine-Hisui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torb-Hisui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ectrode-Hisui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hlosion-Hisui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wilfish-Hisui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el-Hisui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murott-Hisui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lligant-Hisui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ua-Hisui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oark-Hisui</text:p>
          </table:table-cell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viary-Hisui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-Hisui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-Hisui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-Hisui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-Hisui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lga-Origin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kia-Origin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White-Striped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Female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Therian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Combat-Breed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Blaze-Breed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Aqua-Breed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per-Paldea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Female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hree-Segment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Hero</text:p>
          </table:table-cell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Three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Droopy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Stretchy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Blue-Plumage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Yellow-Plumage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White-Plumage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-Roaming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Limited-Build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printing-Build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wimming-Build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Gliding-Build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Low-Power-Mode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Drive-Mode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Aquatic-Mode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Glide-Mode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-Bloodmoon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Wellspring-Mask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Hearthflame-Mask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Cornerstone-Mask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Terastal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Stel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29P0"/>
    </number:currency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8:47:15.335697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6T19:22:45.918598921</dc:date>
    <meta:editing-duration>PT52M48S</meta:editing-duration>
    <meta:editing-cycles>20</meta:editing-cycles>
    <meta:document-statistic meta:table-count="1" meta:cell-count="3906" meta:object-count="0"/>
  </office:meta>
</office:document-meta>
</file>